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3:08:03.694250769</dc:date>
    <meta:editing-duration>P5DT11H41M30S</meta:editing-duration>
    <meta:editing-cycles>49</meta:editing-cycles>
    <meta:generator>LibreOffice/5.1.6.2$Linux_X86_64 LibreOffice_project/10m0$Build-2</meta:generator>
    <meta:document-statistic meta:table-count="2" meta:cell-count="14781" meta:object-count="0"/>
  </office:meta>
</office:document-meta>
</file>